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arial" svg:font-family="arial, sans-serif"/>
    <style:font-face style:name="Lohit Hindi2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" style:family="paragraph" style:parent-style-name="Standard" style:list-style-name="WW8Num2"/>
    <style:style style:name="P3" style:family="paragraph" style:parent-style-name="Standard" style:list-style-name="WW8Num4"/>
    <style:style style:name="P4" style:family="paragraph" style:parent-style-name="Standard" style:list-style-name="WW8Num4">
      <style:paragraph-properties>
        <style:tab-stops>
          <style:tab-stop style:position="0.4909in"/>
        </style:tab-stops>
      </style:paragraph-properties>
    </style:style>
    <style:style style:name="P5" style:family="paragraph" style:parent-style-name="Standard" style:list-style-name="WW8Num3"/>
    <style:style style:name="P6" style:family="paragraph" style:parent-style-name="Standard" style:list-style-name="WW8Num6">
      <style:paragraph-properties>
        <style:tab-stops>
          <style:tab-stop style:position="0.4909in"/>
        </style:tab-stops>
      </style:paragraph-properties>
    </style:style>
    <style:style style:name="P7" style:family="paragraph" style:parent-style-name="Standard" style:list-style-name="WW8Num8">
      <style:paragraph-properties>
        <style:tab-stops>
          <style:tab-stop style:position="0.4909in"/>
        </style:tab-stops>
      </style:paragraph-properties>
    </style:style>
    <style:style style:name="P8" style:family="paragraph" style:parent-style-name="Standard">
      <style:paragraph-properties fo:margin-top="0in" fo:margin-bottom="0in">
        <style:tab-stops>
          <style:tab-stop style:position="0.4909in"/>
        </style:tab-stops>
      </style:paragraph-properties>
    </style:style>
    <style:style style:name="P9" style:family="paragraph" style:parent-style-name="Standard" style:list-style-name="WW8Num2">
      <style:paragraph-properties fo:margin-top="0in" fo:margin-bottom="0in">
        <style:tab-stops>
          <style:tab-stop style:position="0.4909in"/>
        </style:tab-stops>
      </style:paragraph-properties>
    </style:style>
    <style:style style:name="P10" style:family="paragraph" style:parent-style-name="Standard" style:list-style-name="WW8Num8">
      <style:paragraph-properties fo:margin-top="0in" fo:margin-bottom="0in">
        <style:tab-stops>
          <style:tab-stop style:position="0.4909in"/>
        </style:tab-stops>
      </style:paragraph-properties>
    </style:style>
    <style:style style:name="P11" style:family="paragraph" style:parent-style-name="Standard" style:list-style-name="WW8Num9">
      <style:paragraph-properties fo:margin-top="0in" fo:margin-bottom="0in">
        <style:tab-stops>
          <style:tab-stop style:position="0.4909in"/>
        </style:tab-stops>
      </style:paragraph-properties>
    </style:style>
    <style:style style:name="P12" style:family="paragraph" style:parent-style-name="Standard" style:list-style-name="WW8Num10">
      <style:paragraph-properties fo:margin-top="0in" fo:margin-bottom="0in">
        <style:tab-stops>
          <style:tab-stop style:position="0.4909in"/>
        </style:tab-stops>
      </style:paragraph-properties>
    </style:style>
    <style:style style:name="P13" style:family="paragraph" style:list-style-name="WW8Num8"/>
    <style:style style:name="P14" style:family="paragraph" style:parent-style-name="Standard">
      <style:paragraph-properties fo:margin-left="0.2945in" fo:margin-right="0in" fo:margin-top="0in" fo:margin-bottom="0in" fo:text-indent="0in" style:auto-text-indent="false">
        <style:tab-stops>
          <style:tab-stop style:position="0.4909in"/>
        </style:tab-stops>
      </style:paragraph-properties>
    </style:style>
    <style:style style:name="P15" style:family="paragraph" style:parent-style-name="Text_20_body" style:master-page-name="Standard">
      <style:paragraph-properties fo:margin-left="0in" fo:margin-right="0in" fo:text-align="center" style:justify-single-word="false" fo:orphans="2" fo:widows="2" fo:text-indent="0in" style:auto-text-indent="false" style:page-number="auto"/>
      <style:text-properties fo:font-variant="normal" fo:text-transform="none" fo:color="#800000" style:font-name="arial" fo:font-size="14pt" fo:letter-spacing="normal" fo:font-style="normal" style:text-underline-style="none" fo:font-weight="normal" style:font-size-asian="14pt" style:font-size-complex="14pt"/>
    </style:style>
    <style:style style:name="P1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800000" style:font-name="arial" fo:font-size="14pt" fo:letter-spacing="normal" fo:font-style="normal" style:text-underline-style="none" fo:font-weight="bold" style:font-size-asian="14pt" style:font-size-complex="14pt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orphans="2" fo:widows="2" fo:text-indent="0in" style:auto-text-indent="false" fo:padding="0in" fo:border="none"/>
    </style:style>
    <style:style style:name="P19" style:family="paragraph" style:parent-style-name="Horizontal_20_Line"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name-asian="Liberation Serif" style:font-weight-asian="bold" style:font-name-complex="Liberation Serif" style:font-weight-complex="bold"/>
    </style:style>
    <style:style style:name="T4" style:family="text">
      <style:text-properties style:font-name-asian="Liberation Serif" style:font-name-complex="Liberation Serif"/>
    </style:style>
    <style:style style:name="T5" style:family="text">
      <style:text-properties fo:font-weight="normal" style:font-name-asian="Liberation Serif" style:font-weight-asian="normal" style:font-name-complex="Liberation Serif" style:font-weight-complex="normal"/>
    </style:style>
    <style:style style:name="T6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222222" style:font-name="arial" fo:font-size="9.75pt" fo:letter-spacing="normal" fo:font-style="normal" fo:font-weight="normal" style:font-name-asian="Liberation Serif" style:font-name-complex="Liberation Serif"/>
    </style:style>
    <style:style style:name="T8" style:family="text">
      <style:text-properties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80808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PCA TRACKING TOOL</text:span></text:p>
      <text:p text:style-name="P16"><text:span text:style-name="T1">Training Agenda</text:span></text:p>
      <text:p text:style-name="P18"><text:span text:style-name="T6"/></text:p>
      <text:p text:style-name="P18"><text:span text:style-name="T6">TIME: 14.30 – 16.30 (EEST)</text:span></text:p>
      <text:p text:style-name="P17"><text:span text:style-name="T6">MATERIAL: 4 PCs with access to Internet and Google Chrome installed. A video camera. Projector. Speakers.</text:span></text:p>
      <text:p text:style-name="P17"><text:span text:style-name="T6">USER ACCOUNTS: </text:span></text:p>
      <text:p text:style-name="P17"><text:span text:style-name="T6">user name:<text:tab/><text:tab/>password:</text:span></text:p>
      <text:p text:style-name="P17"><text:span text:style-name="T6">pca_user1<text:tab/><text:tab/>123456<text:line-break/>pca_user2<text:tab/><text:tab/>123456<text:line-break/>pca_user3<text:tab/><text:tab/>123456<text:tab/><text:line-break/>pca_user4<text:tab/><text:tab/>123456<text:line-break/>pca_user5<text:tab/><text:tab/>123456</text:span></text:p>
      <text:p text:style-name="Text_20_body"><text:span text:style-name="Strong_20_Emphasis"/></text:p>
      <text:p text:style-name="Text_20_body"><text:span text:style-name="Strong_20_Emphasis">14</text:span><draw:line text:anchor-type="char" draw:z-index="0" draw:style-name="gr1" draw:text-style-name="P20" svg:x1="-0.0035in" svg:y1="-0.0319in" svg:x2="7.3228in" svg:y2="-0.0039in"><text:p/></draw:line><text:span text:style-name="Strong_20_Emphasis">.30</text:span><text:span text:style-name="T4"> <text:s/></text:span><text:span text:style-name="Strong_20_Emphasis"><text:span text:style-name="T4">Homepage &amp; Navigation menus </text:span></text:span></text:p>
      <text:list xml:id="list1188572297" text:style-name="WW8Num2">
        <text:list-item>
          <text:list>
            <text:list-item>
              <text:p text:style-name="P2">Homepage - Gateway to access, and manage entities</text:p>
            </text:list-item>
            <text:list-item>
              <text:p text:style-name="P2">Static navigation menu (home, login)</text:p>
            </text:list-item>
            <text:list-item>
              <text:p text:style-name="P2">Dynamic navigation bar (navigate through contents of entities)</text:p>
            </text:list-item>
            <text:list-item>
              <text:p text:style-name="P9">Operations menu</text:p>
            </text:list-item>
          </text:list>
        </text:list-item>
      </text:list>
      <text:p text:style-name="P8"/>
      <text:p text:style-name="Horizontal_20_Line"/>
      <text:p text:style-name="P8"/>
      <text:p text:style-name="Text_20_body"><text:span text:style-name="Strong_20_Emphasis">14.35</text:span><text:span text:style-name="Strong_20_Emphasis"><text:span text:style-name="T4"> <text:s/></text:span></text:span><text:span text:style-name="Strong_20_Emphasis"><text:span text:style-name="T3">Create</text:span></text:span><text:span text:style-name="Strong_20_Emphasis"><text:span text:style-name="T4"> a new entity (Partner Org, WBS, CCC, Indicator, PCA, PCA Report) </text:span></text:span></text:p>
      <text:list xml:id="list384802938" text:style-name="WW8Num4">
        <text:list-item>
          <text:list>
            <text:list-item>
              <text:p text:style-name="P3">Avoid leaving blank required fields </text:p>
            </text:list-item>
            <text:list-item>
              <text:p text:style-name="P3">Dependencies on other entities</text:p>
            </text:list-item>
            <text:list-item>
              <text:p text:style-name="P3">Create a new entity on the fly </text:p>
            </text:list-item>
            <text:list-item>
              <text:p text:style-name="P3">Associate multiple items to one entity (many Indicators in a PCA, many locations in a partner organization etc.) </text:p>
            </text:list-item>
            <text:list-item>
              <text:p text:style-name="P3">Create PCA (thorough coverage) (10 Minutes)</text:p>
              <text:list>
                <text:list-item>
                  <text:p text:style-name="P3">Description of attributes</text:p>
                </text:list-item>
                <text:list-item>
                  <text:p text:style-name="P3">PCA status</text:p>
                </text:list-item>
                <text:list-item>
                  <text:p text:style-name="P3">PCA donor details</text:p>
                </text:list-item>
                <text:list-item>
                  <text:p text:style-name="P3">PCA sector structure</text:p>
                  <text:list>
                    <text:list-item>
                      <text:p text:style-name="P3">RRP Outputs</text:p>
                    </text:list-item>
                    <text:list-item>
                      <text:p text:style-name="P3">Indicator beneficiaries</text:p>
                    </text:list-item>
                    <text:list-item>
                      <text:p text:style-name="P3">WBS activities</text:p>
                    </text:list-item>
                    <text:list-item>
                      <text:p text:style-name="P3">Activities</text:p>
                    </text:list-item>
                  </text:list>
                </text:list-item>
                <text:list-item>
                  <text:p text:style-name="P3">File management</text:p>
                </text:list-item>
              </text:list>
            </text:list-item>
            <text:list-item>
              <text:p text:style-name="P3">Create PCA Report</text:p>
              <text:list>
                <text:list-item>
                  <text:p text:style-name="P3">Specify PCA</text:p>
                </text:list-item>
                <text:list-item>
                  <text:p text:style-name="P3">Add PCA Indicator Beneficiaries</text:p>
                  <text:p text:style-name="P3"/>
                </text:list-item>
              </text:list>
            </text:list-item>
            <text:list-item>
              <text:p text:style-name="P4"><text:span text:style-name="Strong_20_Emphasis"><text:span text:style-name="T4">Exercise session – Users will add 2 PCAs and 2 PCA Reports for each PCA (15 Minutes)</text:span></text:span></text:p>
            </text:list-item>
          </text:list>
        </text:list-item>
      </text:list>
      <text:p text:style-name="Text_20_body"/>
      <text:p text:style-name="P19"/>
      <text:p text:style-name="Text_20_body"><text:soft-page-break/><text:span text:style-name="Strong_20_Emphasis">15.10</text:span><text:span text:style-name="Strong_20_Emphasis"><text:span text:style-name="T4"> <text:s/></text:span></text:span><text:span text:style-name="Strong_20_Emphasis"><text:span text:style-name="T3">Update</text:span></text:span><text:span text:style-name="Strong_20_Emphasis"><text:span text:style-name="T4"> an existing entity </text:span></text:span></text:p>
      <text:list xml:id="list71200864" text:style-name="WW8Num3">
        <text:list-item>
          <text:list>
            <text:list-item>
              <text:p text:style-name="P5">Access entity from manage view (pencil icon)</text:p>
            </text:list-item>
            <text:list-item>
              <text:p text:style-name="P5">Look for dependencies</text:p>
            </text:list-item>
            <text:list-item>
              <text:p text:style-name="P5">Indicator Update</text:p>
              <text:list>
                <text:list-item>
                  <text:p text:style-name="P5">Delete associated Units (beneficiaries)</text:p>
                </text:list-item>
                <text:list-item>
                  <text:p text:style-name="P5">PCA dependencies</text:p>
                </text:list-item>
              </text:list>
            </text:list-item>
            <text:list-item>
              <text:p text:style-name="P5">PCA Update</text:p>
              <text:list>
                <text:list-item>
                  <text:p text:style-name="P5">PCA status (implemented, canceled)</text:p>
                </text:list-item>
                <text:list-item>
                  <text:p text:style-name="P5">PCA sector structure</text:p>
                </text:list-item>
                <text:list-item>
                  <text:p text:style-name="P5">Delete associated donors, indicators, WBS-es, locations </text:p>
                </text:list-item>
                <text:list-item>
                  <text:p text:style-name="P5">Indicator, and PCA Report dependencies</text:p>
                </text:list-item>
                <text:list-item>
                  <text:p text:style-name="P5">Files</text:p>
                </text:list-item>
              </text:list>
            </text:list-item>
          </text:list>
        </text:list-item>
      </text:list>
      <text:p text:style-name="Standard"><text:span text:style-name="T7"/></text:p>
      <text:p text:style-name="Horizontal_20_Line"/>
      <text:p text:style-name="Text_20_body"><text:span text:style-name="Strong_20_Emphasis">15.20</text:span><text:span text:style-name="T4"> <text:s/></text:span><text:span text:style-name="Strong_20_Emphasis"><text:span text:style-name="T4">Coffee Break</text:span></text:span></text:p>
      <text:p text:style-name="Horizontal_20_Line"/>
      <text:p text:style-name="Text_20_body"><text:span text:style-name="Strong_20_Emphasis">15.30</text:span><text:span text:style-name="T4"> <text:s/></text:span><text:span text:style-name="Strong_20_Emphasis"><text:span text:style-name="T4">Delete an existing entity</text:span></text:span></text:p>
      <text:list xml:id="list1208518652" text:style-name="WW8Num6">
        <text:list-item>
          <text:list>
            <text:list-item>
              <text:p text:style-name="P6"><text:span text:style-name="T4">Access entity from manage view (trash icon)</text:span></text:p>
            </text:list-item>
            <text:list-item>
              <text:p text:style-name="P6"><text:span text:style-name="T4">Delete dependencies</text:span></text:p>
            </text:list-item>
          </text:list>
        </text:list-item>
      </text:list>
      <text:p text:style-name="Horizontal_20_Line"><text:span text:style-name="T4"/></text:p>
      <text:p text:style-name="Text_20_body"><text:span text:style-name="Strong_20_Emphasis">15.35</text:span><text:span text:style-name="T4"> <text:s/></text:span><text:span text:style-name="T8">View &amp; Filter entities</text:span></text:p>
      <text:list xml:id="list1118450815" text:style-name="WW8Num8">
        <text:list-item>
          <text:list>
            <text:list-item>
              <text:p><text:span text:style-name="T4">Regular filtering </text:span></text:p>
              <text:list>
                <text:list-item>
                  <text:p text:style-name="P7"><text:span text:style-name="T4">Filter strings by entering part of text</text:span></text:p>
                </text:list-item>
                <text:list-item>
                  <text:p text:style-name="P7"><text:span text:style-name="T4">Filter numbers by using comparison operators</text:span></text:p>
                </text:list-item>
                <text:list-item>
                  <text:p text:style-name="P7"><text:span text:style-name="T4">Filter entity with multiple attributes </text:span></text:p>
                </text:list-item>
              </text:list>
            </text:list-item>
            <text:list-item>
              <text:p text:style-name="P10"><text:span text:style-name="T4">Advanced Filtering (PCA Advanced Search)</text:span></text:p>
            </text:list-item>
            <text:list-item>
              <text:p text:style-name="P10"><text:span text:style-name="T4">View single entity (eye icon)</text:span></text:p>
            </text:list-item>
            <text:list-item>
              <text:p text:style-name="P10"><text:span text:style-name="T4">Export to Excel</text:span></text:p>
            </text:list-item>
          </text:list>
        </text:list-item>
      </text:list>
      <text:p text:style-name="Horizontal_20_Line"/>
      <text:p text:style-name="P14"/>
      <text:p text:style-name="Text_20_body"><text:span text:style-name="Strong_20_Emphasis"><text:span text:style-name="T4">15.45</text:span></text:span><text:span text:style-name="T4"> <text:s/></text:span><text:span text:style-name="T3">Tracking Mechanism of Indicator Beneficiaries</text:span></text:p>
      <text:list xml:id="list2135642784" text:style-name="WW8Num9">
        <text:list-item>
          <text:list>
            <text:list-item>
              <text:p text:style-name="P11"><text:span text:style-name="T4">Automatic update of indicator beneficiaries </text:span></text:p>
            </text:list-item>
            <text:list-item>
              <text:p text:style-name="P11"><text:span text:style-name="T4">How changing PCA status (implemented, canceled) effects tracking beneficiaries.</text:span></text:p>
              <text:p text:style-name="P11"><text:span text:style-name="T4"><text:s/></text:span></text:p>
            </text:list-item>
          </text:list>
        </text:list-item>
      </text:list>
      <text:p text:style-name="Horizontal_20_Line"/>
      <text:p text:style-name="P1"/>
      <text:p text:style-name="Text_20_body"><text:span text:style-name="Strong_20_Emphasis">16.05</text:span><text:span text:style-name="T4"> </text:span><text:span text:style-name="T3">User Management Module (for admin users)</text:span></text:p>
      <text:list xml:id="list2151491996" text:style-name="WW8Num10">
        <text:list-item>
          <text:list>
            <text:list-item>
              <text:p text:style-name="P12"><text:span text:style-name="T4">User administration (create, manage users) </text:span></text:p>
            </text:list-item>
            <text:list-item>
              <text:p text:style-name="P12"><text:span text:style-name="T4">Role administration (create, manage users)</text:span></text:p>
            </text:list-item>
            <text:list-item>
              <text:p text:style-name="P12"><text:span text:style-name="Strong_20_Emphasis"><text:span text:style-name="T5">Grant user permissions </text:span></text:span></text:p>
            </text:list-item>
            <text:list-item>
              <text:p text:style-name="P12"><text:span text:style-name="Strong_20_Emphasis"><text:span text:style-name="T5">Manage user actions</text:span></text:span></text:p>
            </text:list-item>
          </text:list>
        </text:list-item>
      </text:list>
      <text:p text:style-name="P8"><text:span text:style-name="Strong_20_Emphasis"><text:span text:style-name="T5"/></text:span></text:p>
      <text:p text:style-name="P8"><text:span text:style-name="Strong_20_Emphasis"><text:span text:style-name="T3">16.30 <text:s/>Open 15-minute Discus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arial" svg:font-family="arial, sans-serif"/>
    <style:font-face style:name="Lohit Hindi2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Wingdings 2" style:font-name-complex="OpenSymbol"/>
    </style:style>
    <style:style style:name="WW8Num2z0" style:family="text">
      <style:text-properties style:font-name="Wingdings 2" style:font-name-complex="OpenSymbol"/>
    </style:style>
    <style:style style:name="WW8Num3z0" style:family="text">
      <style:text-properties style:font-name="Wingdings 2" style:font-name-complex="OpenSymbol"/>
    </style:style>
    <style:style style:name="WW8Num4z0" style:family="text">
      <style:text-properties style:font-name="Wingdings 2" style:font-name-complex="OpenSymbol"/>
    </style:style>
    <style:style style:name="WW8Num6z0" style:family="text">
      <style:text-properties style:font-name="Wingdings 2" style:font-name-complex="OpenSymbol"/>
    </style:style>
    <style:style style:name="WW8Num8z0" style:family="text">
      <style:text-properties style:font-name="Wingdings 2" style:font-name-complex="OpenSymbol"/>
    </style:style>
    <style:style style:name="WW8Num9z0" style:family="text">
      <style:text-properties style:font-name="Wingdings 2" style:font-name-complex="OpenSymbol"/>
    </style:style>
    <style:style style:name="WW8Num10z0" style:family="text">
      <style:text-properties style:font-name="Wingdings 2" style:font-name-complex="OpenSymbol"/>
    </style:style>
    <style:style style:name="WW8Num11z0" style:family="text">
      <style:text-properties style:font-name="Wingdings 2" style:font-name-complex="OpenSymbol"/>
    </style:style>
    <style:style style:name="WW8Num12z0" style:family="text">
      <style:text-properties style:font-name="Wingdings 2" style:font-name-complex="OpenSymbol"/>
    </style:style>
    <style:style style:name="WW8Num14z0" style:family="text">
      <style:text-properties style:font-name="Wingdings 2" style:font-name-complex="OpenSymbol"/>
    </style:style>
    <style:style style:name="WW8Num15z0" style:family="text">
      <style:text-properties style:font-name="Wingdings 2" style:font-name-complex="OpenSymbol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1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1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1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1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1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1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1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1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2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2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2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2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2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2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3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3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3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3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3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3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4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4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4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4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4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4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6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6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6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6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6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6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8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8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8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8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8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8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9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9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9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9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9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9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10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10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10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10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10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10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10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10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11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11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11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11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11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11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11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11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12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12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12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12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12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12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12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12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14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14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14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14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14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14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14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14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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 2"/>
      </text:list-level-style-bullet>
      <text:list-level-style-bullet text:level="2" text:style-name="WW8Num15z0" style:num-suffix="." text:bullet-char="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Wingdings 2"/>
      </text:list-level-style-bullet>
      <text:list-level-style-bullet text:level="3" text:style-name="WW8Num15z0" style:num-suffix="." text:bullet-char="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Wingdings 2"/>
      </text:list-level-style-bullet>
      <text:list-level-style-bullet text:level="4" text:style-name="WW8Num15z0" style:num-suffix="." text:bullet-char="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Wingdings 2"/>
      </text:list-level-style-bullet>
      <text:list-level-style-bullet text:level="5" text:style-name="WW8Num15z0" style:num-suffix="." text:bullet-char="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Wingdings 2"/>
      </text:list-level-style-bullet>
      <text:list-level-style-bullet text:level="6" text:style-name="WW8Num15z0" style:num-suffix="." text:bullet-char="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Wingdings 2"/>
      </text:list-level-style-bullet>
      <text:list-level-style-bullet text:level="7" text:style-name="WW8Num15z0" style:num-suffix="." text:bullet-char="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Wingdings 2"/>
      </text:list-level-style-bullet>
      <text:list-level-style-bullet text:level="8" text:style-name="WW8Num15z0" style:num-suffix="." text:bullet-char="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Wingdings 2"/>
      </text:list-level-style-bullet>
      <text:list-level-style-bullet text:level="9" text:style-name="WW8Num15z0" style:num-suffix="." text:bullet-char="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043in" fo:margin-bottom="0.6181in" fo:margin-left="0.5764in" fo:margin-right="0.5902in" fo:background-color="#ffffff" style:writing-mode="lr-tb" style:layout-grid-color="#c0c0c0" style:layout-grid-lines="45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bnor </meta:initial-creator>
    <meta:creation-date>2013-05-14T11:16:46</meta:creation-date>
    <meta:print-date>2013-05-14T11:18:00</meta:print-date>
    <meta:editing-duration>P23DT23H30M55S</meta:editing-duration>
    <dc:date>2013-10-22T17:35:44</dc:date>
    <dc:creator>Visar </dc:creator>
    <meta:generator>LibreOffice/3.4$Unix LibreOffice_project/340m1$Build-402</meta:generator>
    <meta:editing-cycles>9</meta:editing-cycles>
    <meta:document-statistic meta:table-count="0" meta:image-count="0" meta:object-count="0" meta:page-count="2" meta:paragraph-count="65" meta:word-count="363" meta:character-count="2234" meta:non-whitespace-character-count="1955"/>
    <meta:user-defined meta:name="Info 1"/>
    <meta:user-defined meta:name="Info 2"/>
    <meta:user-defined meta:name="Info 3"/>
    <meta:user-defined meta:name="Info 4"/>
  </office:meta>
</office:document-meta>
</file>